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sitioning</text:p>
      <text:p text:style-name="Standard"/>
      <text:p text:style-name="Standard"><text:tab/>Exhibition uses its own internal positioning system. This allows all objects on a slide to keep their relative size and position when the editor window is resized. SlideObject and its descendants use the Position object heavily, as does the Hotspot class. When a MouseEvent is caught by the EditorVisualizer it is passed through the inverseTransform method to transform it into a Position object. From there is it <text:s/>passed off to the slide's mouse event handlers. Then that position object can be used for whatever task needed to done, such as moving an object or resizing an object.</text:p>
      <text:p text:style-name="Standard"/>
      <text:p text:style-name="Standard"><text:tab/>The position class itself is responsible for representing a given coordinate set the screen. Positions may be manipulated in two different ways. Firstly, one can construct a new position in the location where you want the original position to be, and pass this new position to the old position's translate method. The old position moves itself to the coordinates of the new position. The second way to manipulate a position is to call one of its factory methods. Position's methods add, subtract, and divide are actually factory methods that return a new Position object. How these methods are actualy used is awkward and inconsistent throughout the code. As an example, refer to the Circle class's handleMouseDragged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hris Baker</meta:initial-creator>
    <meta:creation-date>2006-12-06T17:15:33</meta:creation-date>
    <dc:creator>Chris Baker</dc:creator>
    <dc:date>2006-12-08T09:14:30</dc:date>
    <dc:language>en-US</dc:language>
    <meta:editing-cycles>3</meta:editing-cycles>
    <meta:editing-duration>PT6H16M23S</meta:editing-duration>
    <meta:user-defined meta:name="Info 1"/>
    <meta:user-defined meta:name="Info 2"/>
    <meta:user-defined meta:name="Info 3"/>
    <meta:user-defined meta:name="Info 4"/>
    <meta:document-statistic meta:table-count="0" meta:image-count="0" meta:object-count="0" meta:page-count="1" meta:paragraph-count="3" meta:word-count="215" meta:character-count="1321"/>
  </office:meta>
</office:document-meta>
</file>